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Heading_20_5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>
      <style:paragraph-properties fo:padding="0.0193in" fo:border="0.0008in solid #d9d9e3"/>
    </style:style>
    <style:style style:name="P7" style:family="paragraph" style:parent-style-name="Text_20_body" style:list-style-name="L1">
      <style:paragraph-properties fo:padding="0.0193in" fo:border="0.0008in solid #d9d9e3"/>
    </style:style>
    <style:style style:name="P8" style:family="paragraph" style:parent-style-name="Text_20_body" style:list-style-name="L2">
      <style:paragraph-properties fo:padding="0.0193in" fo:border="0.0008in solid #d9d9e3"/>
    </style:style>
    <style:style style:name="P9" style:family="paragraph" style:parent-style-name="Text_20_body" style:list-style-name="L3">
      <style:paragraph-properties fo:padding="0.0193in" fo:border="0.0008in solid #d9d9e3"/>
    </style:style>
    <style:style style:name="P10" style:family="paragraph" style:parent-style-name="Text_20_body" style:list-style-name="L4">
      <style:paragraph-properties fo:padding="0.0193in" fo:border="0.0008in solid #d9d9e3"/>
    </style:style>
    <style:style style:name="P11" style:family="paragraph" style:parent-style-name="Text_20_body" style:list-style-name="L5">
      <style:paragraph-properties fo:padding="0.0193in" fo:border="0.0008in solid #d9d9e3"/>
    </style:style>
    <style:style style:name="P12" style:family="paragraph" style:parent-style-name="Text_20_body" style:list-style-name="L6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2: Расширенные темы HTML</text:h>
      <text:h text:style-name="P1" text:outline-level="4">3. Ссылки и медиа</text:h>
      <text:h text:style-name="P2" text:outline-level="5">Гиперссылки:</text:h>
      <text:list xml:id="list2426768151815696710" text:style-name="L1">
        <text:list-item>
          <text:p text:style-name="P3">Атрибуты ссылок: <text:span text:style-name="Source_20_Text">href</text:span>, <text:span text:style-name="Source_20_Text">target</text:span>, <text:span text:style-name="Source_20_Text">rel</text:span>, <text:span text:style-name="Source_20_Text">title</text:span> и их использование.</text:p>
        </text:list-item>
        <text:list-item>
          <text:p text:style-name="P3">Создание внутренних и внешних ссылок.</text:p>
        </text:list-item>
        <text:list-item>
          <text:p text:style-name="P7">Ссылки на электронные письма и телефонные номера.</text:p>
        </text:list-item>
      </text:list>
      <text:h text:style-name="P2" text:outline-level="5">Изображения:</text:h>
      <text:list xml:id="list7991842924121361428" text:style-name="L2">
        <text:list-item>
          <text:p text:style-name="P4">Атрибуты изображений: <text:span text:style-name="Source_20_Text">src</text:span>, <text:span text:style-name="Source_20_Text">alt</text:span>, <text:span text:style-name="Source_20_Text">title</text:span>, <text:span text:style-name="Source_20_Text">width</text:span>, <text:span text:style-name="Source_20_Text">height</text:span>.</text:p>
        </text:list-item>
        <text:list-item>
          <text:p text:style-name="P4">Различные форматы изображений и их оптимизация для веба.</text:p>
        </text:list-item>
        <text:list-item>
          <text:p text:style-name="P8">Ленивая загрузка изображений.</text:p>
        </text:list-item>
      </text:list>
      <text:h text:style-name="P2" text:outline-level="5">Аудио и видео:</text:h>
      <text:list xml:id="list1584475286916399327" text:style-name="L3">
        <text:list-item>
          <text:p text:style-name="P5">Использование тегов <text:span text:style-name="Source_20_Text">&lt;audio&gt;</text:span> и <text:span text:style-name="Source_20_Text">&lt;video&gt;</text:span> для встраивания мультимедийного контента.</text:p>
        </text:list-item>
        <text:list-item>
          <text:p text:style-name="P9">Атрибуты мультимедиа: <text:span text:style-name="Source_20_Text">src</text:span>, <text:span text:style-name="Source_20_Text">controls</text:span>, <text:span text:style-name="Source_20_Text">autoplay</text:span>, <text:span text:style-name="Source_20_Text">loop</text:span>.</text:p>
        </text:list-item>
      </text:list>
      <text:h text:style-name="P2" text:outline-level="5">HTML5 нововведения:</text:h>
      <text:list xml:id="list6858250320820901184" text:style-name="L4">
        <text:list-item>
          <text:p text:style-name="P10">Новые элементы HTML5: <text:span text:style-name="Source_20_Text">&lt;header&gt;</text:span>, <text:span text:style-name="Source_20_Text">&lt;footer&gt;</text:span>, <text:span text:style-name="Source_20_Text">&lt;nav&gt;</text:span>, <text:span text:style-name="Source_20_Text">&lt;section&gt;</text:span>, <text:span text:style-name="Source_20_Text">&lt;article&gt;</text:span> и их семантическое использование.</text:p>
        </text:list-item>
      </text:list>
      <text:h text:style-name="P1" text:outline-level="4">4. Фреймы и встраиваемый контент</text:h>
      <text:h text:style-name="P2" text:outline-level="5">Использование фреймов:</text:h>
      <text:list xml:id="list4635003361082988104" text:style-name="L5">
        <text:list-item>
          <text:p text:style-name="P11">Встраивание содержимого других страниц с помощью <text:span text:style-name="Source_20_Text">&lt;iframe&gt;</text:span> и его атрибутов.</text:p>
        </text:list-item>
      </text:list>
      <text:h text:style-name="P2" text:outline-level="5">Встраивание видео, карт и других сервисов:</text:h>
      <text:list xml:id="list6484802407349489244" text:style-name="L6">
        <text:list-item>
          <text:p text:style-name="P12">Встраивание видео YouTube, карт Google и других сервисов с помощью соответствующих HTML-тегов или API.</text:p>
        </text:list-item>
      </text:list>
      <text:p text:style-name="P6">Это позволит разработчику более глубоко погрузиться в возможности HTML для работы с мультимедийным контентом, встраивания внешних ресурсов и создания более современных и интерактивных веб-страниц. каждая тема может быть дополнена примерами кода, методами оптимизации и современными подходами к использованию этих возможност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15:11:51.53</dc:date>
    <meta:document-statistic meta:table-count="0" meta:image-count="0" meta:object-count="0" meta:page-count="1" meta:paragraph-count="21" meta:word-count="170" meta:character-count="1232"/>
    <dc:creator>Dima Wide</dc:creator>
    <meta:user-defined meta:name="Info 1"/>
    <meta:user-defined meta:name="Info 2"/>
    <meta:user-defined meta:name="Info 3"/>
    <meta:user-defined meta:name="Info 4"/>
  </office:meta>
</office:document-meta>
</file>